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5.988cm" style:use-optimal-column-width="false"/>
    </style:style>
    <style:style style:name="co2" style:family="table-column">
      <style:table-column-properties style:column-width="8.766cm" style:use-optimal-column-width="false"/>
    </style:style>
    <style:style style:name="co3" style:family="table-column">
      <style:table-column-properties style:column-width="9.848cm" style:use-optimal-column-width="false"/>
    </style:style>
    <style:style style:name="ro1" style:family="table-row">
      <style:table-row-properties style:row-height="0.738cm"/>
    </style:style>
    <style:style style:name="ro2" style:family="table-row">
      <style:table-row-properties style:row-height="6.666cm"/>
    </style:style>
    <style:style style:name="ro3" style:family="table-row">
      <style:table-row-properties style:row-height="11.176cm"/>
    </style:style>
    <style:style style:name="ce1" style:family="table-cell">
      <style:graphic-properties draw:fill="solid" draw:fill-color="#e0e0e0" style:repeat="repeat" draw:textarea-vertical-align="middle" fo:padding-top="0cm" fo:padding-bottom="0cm" fo:padding-left="0.127cm" fo:padding-right="0.127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e0e0e0" style:repeat="repeat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e0e0e0" style:repeat="repeat" draw:textarea-vertical-align="top" fo:padding-top="0cm" fo:padding-bottom="0cm" fo:padding-left="0.127cm" fo:padding-right="0.127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d2deed" style:repeat="repeat" draw:textarea-vertical-align="middle" fo:padding-top="0cm" fo:padding-bottom="0cm" fo:padding-left="0.127cm" fo:padding-right="0.127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2deed" style:repeat="repeat" draw:textarea-vertical-align="top" fo:padding-top="0cm" fo:padding-bottom="0cm" fo:padding-left="0.127cm" fo:padding-right="0.127cm"/>
      <style:paragraph-properties fo:margin-left="0cm" fo:margin-right="0cm" fo:margin-top="0cm" fo:margin-bottom="0cm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2deed" style:repeat="repeat" draw:textarea-vertical-align="top" fo:padding-top="0cm" fo:padding-bottom="0cm" fo:padding-left="0.127cm" fo:padding-right="0.127cm"/>
      <style:paragraph-properties fo:margin-left="0cm" fo:margin-right="0cm" fo:margin-top="0cm" fo:margin-bottom="0cm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629dd1" style:repeat="repeat" draw:textarea-vertical-align="middle" fo:padding-top="0cm" fo:padding-bottom="0cm" fo:padding-left="0.127cm" fo:padding-right="0.127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d2deed" style:repeat="repeat" draw:textarea-vertical-align="top" fo:padding-top="0cm" fo:padding-bottom="0cm" fo:padding-left="0.127cm" fo:padding-right="0.127cm"/>
      <style:paragraph-properties fo:margin-left="0cm" fo:margin-right="0cm" fo:margin-top="0cm" fo:margin-bottom="0cm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aeff6" style:repeat="repeat" draw:textarea-vertical-align="top" fo:padding-top="0cm" fo:padding-bottom="0cm" fo:padding-left="0.127cm" fo:padding-right="0.127cm"/>
      <style:paragraph-properties fo:margin-left="0cm" fo:margin-right="0cm" fo:margin-top="0cm" fo:margin-bottom="0cm" fo:text-align="justify" fo:text-indent="0cm" style:border-line-width="0.008cm 0cm 0.008cm" fo:border="0.008cm solid #000000" style:punctuation-wrap="hanging" style:writing-mode="lr-tb">
        <style:tab-stops>
          <style:tab-stop style:position="0.50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.051cm" fo:margin-right="0cm" fo:margin-top="0.148cm" fo:margin-bottom="0cm" fo:text-align="justify" fo:text-indent="0cm" style:punctuation-wrap="hanging" style:writing-mode="lr-tb"/>
      <style:text-properties fo:hyphenate="false"/>
    </style:style>
    <style:style style:name="P4" style:family="paragraph">
      <style:paragraph-properties fo:margin-left="0.051cm" fo:margin-right="0cm" fo:margin-top="0.148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.051cm" fo:margin-right="0cm" fo:margin-top="0cm" fo:margin-bottom="0cm" fo:text-align="justify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justify" fo:text-indent="0cm" style:punctuation-wrap="hanging" style:writing-mode="lr-tb">
        <style:tab-stops>
          <style:tab-stop style:position="0.501cm"/>
        </style:tab-stops>
      </style:paragraph-properties>
      <style:text-properties fo:hyphenate="false"/>
    </style:style>
    <style:style style:name="P11" style:family="paragraph">
      <style:paragraph-properties fo:margin-left="0.501cm" fo:margin-right="0cm" fo:margin-top="0cm" fo:margin-bottom="0cm" fo:text-align="justify" fo:text-indent="-0.5cm" style:punctuation-wrap="hanging" style:writing-mode="lr-tb">
        <style:tab-stops>
          <style:tab-stop style:position="0.501cm"/>
        </style:tab-stops>
      </style:paragraph-properties>
      <style:text-properties fo:hyphenate="false"/>
    </style:style>
    <style:style style:name="T1" style:family="text">
      <style:text-properties fo:color="#ffffff" style:text-line-through-style="none" fo:font-family="'Palatino Linotype'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2" style:family="text">
      <style:text-properties fo:color="#ffffff" style:text-line-through-style="none" fo:font-family="'Palatino Linotype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ffffff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4" style:family="text">
      <style:text-properties fo:color="#ffffff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5" style:family="text">
      <style:text-properties fo:color="#ffffff" style:text-line-through-style="none" fo:font-family="'Times New Roman'" style:font-family-generic="roman" fo:font-size="24pt" fo:letter-spacing="normal" fo:font-style="italic" style:text-underline-style="none" fo:font-weight="normal" style:font-size-asian="24pt" style:font-style-asian="italic" style:font-weight-asian="normal" style:font-family-complex="'Times New Roman'" style:font-family-generic-complex="roman" style:font-size-complex="24pt" style:font-style-complex="italic" style:font-weight-complex="normal"/>
    </style:style>
    <style:style style:name="T6" style:family="text">
      <style:text-properties fo:color="#ffffff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7" style:family="text">
      <style:text-properties fo:color="#ffffff" style:text-line-through-style="none" fo:font-family="'Palatino Linotype'" fo:font-size="21pt" fo:letter-spacing="normal" fo:font-style="normal" style:text-underline-style="none" fo:font-weight="normal" style:font-size-asian="21pt" style:font-style-asian="normal" style:font-weight-asian="normal" style:font-family-complex="'Times New Roman'" style:font-family-generic-complex="roman" style:font-size-complex="21pt" style:font-style-complex="normal" style:font-weight-complex="normal"/>
    </style:style>
    <style:style style:name="T8" style:family="text">
      <style:text-properties fo:color="#ffffff" style:text-line-through-style="none" fo:font-family="'Times New Roman'" style:font-family-generic="roman" fo:font-size="32pt" fo:letter-spacing="normal" fo:font-style="normal" style:text-underline-style="none" fo:font-weight="normal" style:font-size-asian="32pt" style:font-style-asian="normal" style:font-weight-asian="normal" style:font-family-complex="'Times New Roman'" style:font-family-generic-complex="roman" style:font-size-complex="32pt" style:font-style-complex="normal" style:font-weight-complex="normal"/>
    </style:style>
    <style:style style:name="T9" style:family="text">
      <style:text-properties fo:color="#ffffff" style:text-line-through-style="none" fo:font-family="'Times New Roman'" style:font-family-generic="roman" fo:font-size="24pt" fo:letter-spacing="normal" fo:font-style="normal" style:text-underline-style="none" fo:font-weight="bold" style:font-size-asian="24pt" style:font-style-asian="normal" style:font-weight-asian="bold" style:font-family-complex="'Times New Roman'" style:font-family-generic-complex="roman" style:font-size-complex="24pt" style:font-style-complex="normal" style:font-weight-complex="bold"/>
    </style:style>
    <style:style style:name="T10" style:family="text">
      <style:text-properties fo:color="#ffffff" style:text-line-through-style="none" fo:font-family="'Times New Roman'" style:font-family-generic="roman" fo:font-size="28pt" fo:letter-spacing="normal" fo:font-style="normal" style:text-underline-style="none" fo:font-weight="bold" style:font-size-asian="28pt" style:font-style-asian="normal" style:font-weight-asian="bold" style:font-family-complex="'Times New Roman'" style:font-family-generic-complex="roman" style:font-size-complex="28pt" style:font-style-complex="normal" style:font-weight-complex="bold"/>
    </style:style>
    <style:style style:name="T11" style:family="text">
      <style:text-properties fo:color="#ffffff" style:text-line-through-style="none" fo:font-family="'Comic Sans MS'" fo:font-size="15pt" fo:letter-spacing="normal" fo:font-style="normal" style:text-underline-style="none" fo:font-weight="bold" style:font-family-asian="SimSun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fo:color="#000000" style:text-line-through-style="none" fo:font-family="'Comic Sans MS'" fo:font-size="15pt" fo:letter-spacing="normal" fo:font-style="normal" style:text-underline-style="none" fo:font-weight="normal" style:font-family-asian="SimSun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000000" style:text-line-through-style="none" fo:font-family="'Comic Sans MS'" fo:font-size="15pt" fo:letter-spacing="normal" fo:font-style="normal" style:text-underline-style="none" fo:font-weight="bold" style:font-family-asian="SimSun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color="#000000" style:text-line-through-style="none" fo:font-family="'Comic Sans MS'" fo:font-size="15pt" fo:letter-spacing="normal" fo:font-style="italic" style:text-underline-style="none" fo:font-weight="normal" style:font-family-asian="SimSun" style:font-size-asian="15pt" style:font-style-asian="italic" style:font-weight-asian="normal" style:font-size-complex="15pt" style:font-style-complex="italic" style:font-weight-complex="normal"/>
    </style:style>
    <style:style style:name="T15" style:family="text">
      <style:text-properties fo:color="#000000" style:text-line-through-style="none" fo:font-family="'Comic Sans MS'" fo:font-size="15pt" fo:letter-spacing="normal" fo:font-style="italic" style:text-underline-style="none" fo:font-weight="bold" style:font-family-asian="SimSun" style:font-size-asian="15pt" style:font-style-asian="italic" style:font-weight-asian="bold" style:font-size-complex="15pt" style:font-style-complex="italic" style:font-weight-complex="bold"/>
    </style:style>
    <style:style style:name="T16" style:family="text">
      <style:text-properties fo:color="#000000" style:text-line-through-style="none" fo:font-family="'Comic Sans MS'" fo:font-size="15pt" fo:letter-spacing="normal" fo:font-style="italic" style:text-underline-style="none" fo:font-weight="bold" style:font-family-asian="SimSun" style:font-size-asian="15pt" style:font-style-asian="italic" style:font-weight-asian="bold" style:font-family-complex="'Times New Roman'" style:font-size-complex="15pt" style:font-style-complex="italic" style:font-weight-complex="bold"/>
    </style:style>
    <style:style style:name="T17" style:family="text">
      <style:text-properties fo:color="#000000" style:text-line-through-style="none" fo:font-family="'Comic Sans MS'" fo:font-size="15pt" fo:letter-spacing="normal" fo:font-style="italic" style:text-underline-style="none" fo:font-weight="normal" style:font-family-asian="SimSun" style:font-size-asian="15pt" style:font-style-asian="italic" style:font-weight-asian="normal" style:font-family-complex="'Times New Roman'" style:font-size-complex="15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52cm" text:min-label-width="0.71cm"/>
        <style:text-properties style:use-window-font-color="true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52cm" text:min-label-width="1.428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0.952cm"/>
        <style:text-properties fo:font-family="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">
        <style:list-level-properties text:space-before="0.001cm" text:min-label-width="0.952cm"/>
        <style:text-properties fo:font-family="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001cm" text:min-label-width="0.952cm"/>
        <style:text-properties fo:font-family="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001cm" text:min-label-width="0.952cm"/>
        <style:text-properties fo:font-family="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0.954cm" svg:height="5.979cm" svg:x="2.159cm" svg:y="3.387cm" presentation:class="title" presentation:user-transformed="true">
          <draw:text-box>
            <text:p text:style-name="P1"><text:span text:style-name="T1">TD 3</text:span></text:p>
          </draw:text-box>
        </draw:frame>
        <draw:frame draw:name="Sous-titre 2" presentation:style-name="pr2" draw:text-style-name="P2" draw:layer="layout" svg:width="17.144cm" svg:height="2.599cm" svg:x="6.499cm" svg:y="12.525cm" presentation:class="subtitle" presentation:user-transformed="true">
          <draw:text-box>
            <text:p text:style-name="P1"><text:span text:style-name="T2">Correction <text:s/>devoir 1</text:span></text:p>
            <text:p text:style-name="P1"><text:span text:style-name="T2">Rédiger une sous-parti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draw:frame draw:name="Espace réservé du contenu 1" presentation:style-name="pr4" draw:text-style-name="P2" draw:layer="layout" svg:width="24.602cm" svg:height="10.159cm" svg:x="0.499cm" svg:y="1.6cm" presentation:class="outline" presentation:user-transformed="true">
          <draw:text-box>
            <text:p text:style-name="P3"><text:span text:style-name="T3"><text:tab/></text:span><text:span text:style-name="T4">Les hommes deviennent soldats, les femmes infirmières militaires » disait un slogan de la période militariste. Quelques mois après la défaite, cette devise de propagande fut réinterprétée, sur un mode ironique : « les femmes se prostituent, les hommes travaillent au marché noir ». C’est ce retournement des valeurs que suggère très explicitement la confrontation entre la couverture du magazine pour enfants </text:span><text:span text:style-name="T5">Shôjo kurabu </text:span><text:span text:style-name="T4">d’octobre 1944 et la photo de Yoshida Jun datant de 1947. Mais ces images n’offrent-elles pas une vision quelque peu biaisée de l’évolution du Japon de 1944 à 1947 ? Nous nous pencherons, dans un premier temps, sur les faits historiques qui indiquent de fait un renversement complet des valeurs de la fin de la guerre à l’immédiat après-guerre. Nous verrons ensuite pourquoi il faut nuancer ce tableau.</text:span></text:p>
            <text:p text:style-name="P4"><text:span text:style-name="T6"> </text:span></text:p>
            <text:p text:style-name="P4"><text:span text:style-name="T7"/></text:p>
          </draw:text-box>
        </draw:frame>
        <draw:frame draw:name="Titre 2" presentation:style-name="pr5" draw:text-style-name="P2" draw:layer="layout" svg:width="2.012cm" svg:height="2.539cm" svg:x="26.902cm" svg:y="16.51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draw:frame draw:name="Espace réservé du contenu 1" presentation:style-name="pr4" draw:text-style-name="P2" draw:layer="layout" svg:width="16.932cm" svg:height="10.159cm" svg:x="5.927cm" svg:y="1.905cm" presentation:class="outline" presentation:user-transformed="true">
          <draw:text-box>
            <text:p/>
          </draw:text-box>
        </draw:frame>
        <draw:frame draw:name="Titre 2" presentation:style-name="pr5" draw:text-style-name="P2" draw:layer="layout" svg:width="20.954cm" svg:height="2.539cm" svg:x="2.159cm" svg:y="13.547cm" presentation:class="title" presentation:user-transformed="true">
          <draw:text-box>
            <text:p/>
          </draw:text-box>
        </draw:frame>
        <draw:custom-shape draw:name="Rectangle 3" draw:style-name="gr2" draw:text-style-name="P2" draw:layer="layout" svg:width="23.002cm" svg:height="15.145cm" svg:x="1.057cm" svg:y="0.324cm">
          <text:p text:style-name="P5"><text:span text:style-name="T8">Nous nous pencherons, dans un premier temps, sur les faits historiques qui indiquent de fait un renversement complet des valeurs de la fin de la guerre à l’immédiat après-guerre. Nous verrons ensuite pourquoi il faut nuancer ce tableau.</text:span></text:p>
          <text:p text:style-name="P5"><text:span text:style-name="T8"/></text:p>
          <text:list text:style-name="L5">
            <text:list-item>
              <text:p text:style-name="P6"><text:span text:style-name="T8">En quoi ces images symbolisent un complet renversement des valeurs de 1944 à 1947</text:span></text:p>
            </text:list-item>
            <text:list-item>
              <text:p text:style-name="P6"><text:span text:style-name="T8">Pourquoi il faut nuancer ce tableau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draw:frame draw:name="Espace réservé du contenu 1" presentation:style-name="pr7" draw:text-style-name="P2" draw:layer="layout" svg:width="22.602cm" svg:height="15.62cm" svg:x="1.299cm" svg:y="1.905cm" presentation:class="outline" presentation:user-transformed="true">
          <draw:text-box>
            <text:p text:style-name="P3"><text:span text:style-name="T4">1) plusieurs points de vue : d’où l’argument thèse, antithèse, synthèse. Le but n’est pas d’arriver à la « bonne » réponse mais de proposer un débat, de montrer que vous avez compris les enjeux, que vous êtes aussi capable d’arriver à une analyse raisonnable, argumenté, etc. </text:span></text:p>
            <text:p text:style-name="P3"><text:span text:style-name="T9"> </text:span></text:p>
            <text:p text:style-name="P3"><text:span text:style-name="T4">2) Il faut idéalement des références : des faits historiques, des citations, des statistiques, des exemples qui cautionnent votre argument. En essayant de varier. </text:span></text:p>
            <text:p text:style-name="P3"><text:span text:style-name="T4"> </text:span></text:p>
            <text:p text:style-name="P3"><text:span text:style-name="T4">3) il faut des paragraphes qui marquent une articulation du raisonnement. </text:span></text:p>
            <text:p text:style-name="P3"><text:span text:style-name="T4"/></text:p>
            <text:p text:style-name="P3"><text:span text:style-name="T4">4) Il faut que vos parties suggèrent une évolution dans le raisonnement. </text:span></text:p>
            <text:p text:style-name="P3"><text:span text:style-name="T4"/></text:p>
            <text:p text:style-name="P4"><text:span text:style-name="T7"/></text:p>
          </draw:text-box>
        </draw:frame>
        <draw:frame draw:name="Titre 2" presentation:style-name="pr5" draw:text-style-name="P2" draw:layer="layout" svg:width="20.954cm" svg:height="2.539cm" svg:x="7.899cm" svg:y="16.595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draw:frame draw:name="Espace réservé du contenu 1" presentation:style-name="pr4" draw:text-style-name="P2" draw:layer="layout" svg:width="2.358cm" svg:height="10.159cm" svg:x="20.501cm" svg:y="1.905cm" presentation:class="outline" presentation:user-transformed="true">
          <draw:text-box>
            <text:p/>
          </draw:text-box>
        </draw:frame>
        <draw:frame draw:name="Titre 2" presentation:style-name="pr5" draw:text-style-name="P2" draw:layer="layout" svg:width="13.213cm" svg:height="0.84cm" svg:x="9.9cm" svg:y="16.086cm" presentation:class="title" presentation:user-transformed="true">
          <draw:text-box>
            <text:p/>
          </draw:text-box>
        </draw:frame>
        <draw:custom-shape draw:name="Rectangle 3" draw:style-name="gr2" draw:text-style-name="P2" draw:layer="layout" svg:width="24.402cm" svg:height="9.731cm" svg:x="0.699cm" svg:y="5.125cm">
          <text:p text:style-name="P7"><text:span text:style-name="T10">Un bon paragraphe comporte </text:span><text:span text:style-name="T3">:</text:span></text:p>
          <text:p text:style-name="P7"><text:span text:style-name="T3"> </text:span></text:p>
          <text:p text:style-name="P7"><text:span text:style-name="T3">1) Une idée : le principal argument du paragraphe</text:span></text:p>
          <text:p text:style-name="P7"><text:span text:style-name="T3">2) Des choses qui cautionnent cette idée : une citation, statistique, exemples historiques, etc. Plusieurs exemples sont possible. </text:span></text:p>
          <text:p text:style-name="P7"><text:span text:style-name="T3">3) Une remarque finale qui, idéalement, enrichit l’idée et permet de faire le lien avec le paragraphe suivant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draw:frame draw:name="Espace réservé du contenu 4" draw:style-name="standard" draw:layer="layout" svg:width="24.601cm" svg:height="18.579cm" svg:x="0.299cm" svg:y="0.924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8"><text:span text:style-name="T11">Types de sujets</text:span></text:p>
              </table:table-cell>
              <table:table-cell table:style-name="ce2">
                <text:p text:style-name="P8"><text:span text:style-name="T11">Caractéristiques de leur énoncé</text:span></text:p>
              </table:table-cell>
              <table:table-cell table:style-name="ce3">
                <text:p text:style-name="P8"><text:span text:style-name="T11">Plans types</text:span></text:p>
              </table:table-cell>
            </table:table-row>
            <table:table-row table:style-name="ro2">
              <table:table-cell table:style-name="ce4">
                <text:p text:style-name="P8"><text:span text:style-name="T11">Sujets DISCUSSION</text:span></text:p>
                <text:p text:style-name="P8"><text:span text:style-name="T11">(Débat)</text:span></text:p>
              </table:table-cell>
              <table:table-cell table:style-name="ce5">
                <text:p text:style-name="P9"><text:span text:style-name="T12">Ces énoncés sont des questions qui amènent à une </text:span><text:span text:style-name="T13">controverse</text:span><text:span text:style-name="T12">, une différence de point de vue (notamment théorique) :</text:span></text:p>
                <text:list text:style-name="L7">
                  <text:list-item>
                    <text:p text:style-name="P10"><text:span text:style-name="T14">Dans quelle mesure… ?</text:span></text:p>
                  </text:list-item>
                  <text:list-item>
                    <text:p text:style-name="P10"><text:span text:style-name="T14">Peut-on dire que… ?</text:span></text:p>
                  </text:list-item>
                  <text:list-item>
                    <text:p text:style-name="P10"><text:span text:style-name="T14">Vous vous demanderez si… </text:span></text:p>
                  </text:list-item>
                </text:list>
                <text:p text:style-name="P10"><text:span text:style-name="T12">Et d’une manière générale, tous les sujets sous forme de </text:span><text:span text:style-name="T14">question</text:span><text:span text:style-name="T12">.</text:span></text:p>
              </table:table-cell>
              <table:table-cell table:style-name="ce6">
                <text:p text:style-name="P9"><text:span text:style-name="T12">Il faut présenter une </text:span><text:span text:style-name="T13">réponse nuancée</text:span><text:span text:style-name="T12">, à laquelle se prête bien un </text:span><text:span text:style-name="T13">plan dialectique</text:span><text:span text:style-name="T12"> :</text:span></text:p>
                <text:list text:continue-numbering="true" text:style-name="L7">
                  <text:list-item>
                    <text:p text:style-name="P10"><text:span text:style-name="T14">thèse / antithèse : I- Oui… II-… Mais pas toujours</text:span></text:p>
                  </text:list-item>
                </text:list>
                <text:p text:style-name="P10"><text:span text:style-name="T14"> </text:span></text:p>
                <text:p text:style-name="P10"><text:span text:style-name="T12"> </text:span></text:p>
              </table:table-cell>
            </table:table-row>
            <table:table-row table:style-name="ro3">
              <table:table-cell table:style-name="ce7">
                <text:p text:style-name="P8"><text:span text:style-name="T11">Sujets ANALYTIQUES</text:span></text:p>
              </table:table-cell>
              <table:table-cell table:style-name="ce8">
                <text:p text:style-name="P9"><text:span text:style-name="T12">Ces énoncés vous demandent explicitement d’analyser un phénomène, soit dans son ensemble, en amont (ses causes), soit en aval (ses conséquences) :</text:span></text:p>
                <text:list text:continue-numbering="true" text:style-name="L7">
                  <text:list-item>
                    <text:p text:style-name="P10"><text:span text:style-name="T14">Analysez….</text:span></text:p>
                  </text:list-item>
                  <text:list-item>
                    <text:p text:style-name="P10"><text:span text:style-name="T14">Expliquez…</text:span></text:p>
                  </text:list-item>
                  <text:list-item>
                    <text:p text:style-name="P10"><text:span text:style-name="T14">Quelles sont les causes de…. ?</text:span></text:p>
                  </text:list-item>
                  <text:list-item>
                    <text:p text:style-name="P10"><text:span text:style-name="T14">Vous montrerez les effets de ….</text:span></text:p>
                  </text:list-item>
                  <text:list-item>
                    <text:p text:style-name="P10"><text:span text:style-name="T14">En quoi… ?</text:span></text:p>
                  </text:list-item>
                </text:list>
                <text:p text:style-name="P10"><text:span text:style-name="T12">Dans ces conditions, </text:span><text:span text:style-name="T13">il ne faut pas débattre, mais </text:span><text:span text:style-name="T15">présenter un phénomènes et l’expliquer</text:span><text:span text:style-name="T12">.</text:span></text:p>
              </table:table-cell>
              <table:table-cell table:style-name="ce9">
                <text:list text:style-name="L8">
                  <text:list-item>
                    <text:p text:style-name="P10"><text:span text:style-name="T16">Analyse d’un phénomène dans son ensemble :</text:span></text:p>
                  </text:list-item>
                </text:list>
                <text:list text:style-name="L9">
                  <text:list-item>
                    <text:p text:style-name="P10"><text:span text:style-name="T17">constats / causes / conséquences</text:span></text:p>
                  </text:list-item>
                  <text:list-item>
                    <text:p text:style-name="P10"><text:span text:style-name="T17">causes / conséquences</text:span></text:p>
                  </text:list-item>
                  <text:list-item>
                    <text:p text:style-name="P10"><text:span text:style-name="T17">objectifs à atteindre / <text:s/>résultats</text:span></text:p>
                  </text:list-item>
                </text:list>
                <text:list text:style-name="L8">
                  <text:list-item>
                    <text:p text:style-name="P10"><text:span text:style-name="T16">Analyse des causes</text:span></text:p>
                  </text:list-item>
                </text:list>
                <text:p text:style-name="P11"><text:span text:style-name="T17">causes structurelles / conjoncturelles</text:span></text:p>
                <text:p text:style-name="P11"><text:span text:style-name="T17">causes internes / externes</text:span></text:p>
                <text:p text:style-name="P11"><text:span text:style-name="T17">causes économiques / sociales</text:span></text:p>
                <text:list text:continue-numbering="true" text:style-name="L8">
                  <text:list-item>
                    <text:p text:style-name="P10"><text:span text:style-name="T16">Analyse des conséquences</text:span></text:p>
                  </text:list-item>
                </text:list>
                <text:list text:style-name="L10">
                  <text:list-item>
                    <text:p text:style-name="P10"><text:span text:style-name="T17">conséquences positives / négatives</text:span></text:p>
                  </text:list-item>
                  <text:list-item>
                    <text:p text:style-name="P10"><text:span text:style-name="T17">conséquences directes / indirectes</text:span></text:p>
                  </text:list-item>
                  <text:list-item>
                    <text:p text:style-name="P10"><text:span text:style-name="T17">conséquences à CT / à LT</text:span></text:p>
                  </text:list-item>
                  <text:list-item>
                    <text:p text:style-name="P10"><text:span text:style-name="T17">effets quantitatifs / qualitatifs</text:span></text:p>
                  </text:list-item>
                </text:list>
                <text:p text:style-name="P10"><text:span text:style-name="T17"> 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re 2" presentation:style-name="pr5" draw:text-style-name="P2" draw:layer="layout" svg:width="20.954cm" svg:height="2.539cm" svg:x="2.159cm" svg:y="13.54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504652" draw:end-color="#242852" draw:start-intensity="100%" draw:end-intensity="100%" draw:angle="0" draw:border="0%"/>
    <draw:gradient draw:name="Gradient_20_8" draw:display-name="Gradient 8" draw:style="ellipsoid" draw:cx="50%" draw:cy="50%" draw:start-color="#242852" draw:end-color="#c4bcc6" draw:start-intensity="100%" draw:end-intensity="100%" draw:angle="1213" draw:border="0%"/>
    <draw:gradient draw:name="Gradient_20_9" draw:display-name="Gradient 9" draw:style="ellipsoid" draw:cx="50%" draw:cy="50%" draw:start-color="#242852" draw:end-color="#c4bcc6" draw:start-intensity="100%" draw:end-intensity="100%" draw:angle="1558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Courgette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Palatino Linotype'" fo:font-size="21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language-asian="fr" style:country-asian="FR" style:font-style-asian="normal" style:font-weight-asian="normal" style:font-family-complex="Arial" style:font-family-generic-complex="system" style:font-pitch-complex="variable" style:font-size-complex="21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ffffff" style:text-line-through-style="none" fo:font-family="'Palatino Linotype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ffffff" style:text-line-through-style="none" fo:font-family="'Palatino Linotype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ffffff" style:text-line-through-style="none" fo:font-family="'Palatino Linotype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Palatino Linotype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Palatino Linotype'" fo:font-size="21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language-asian="fr" style:country-asian="FR" style:font-style-asian="normal" style:font-weight-asian="normal" style:font-family-complex="Arial" style:font-family-generic-complex="system" style:font-pitch-complex="variable" style:font-size-complex="21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Palatino Linotype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Palatino Linotype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Palatino Linotype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Palatino Linotype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53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53cm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3cm" draw:fill="gradient" draw:fill-gradient-name="Gradient_20_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true" fo:min-height="0cm" fo:min-width="0cm" fo:padding-top="0.025cm" fo:padding-bottom="0.025cm" fo:padding-left="0cm" fo:padding-right="0cm" fo:wrap-option="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148cm" fo:margin-bottom="0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34cm" fo:margin-bottom="0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2cm" fo:margin-bottom="0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112cm" fo:margin-bottom="0cm" fo:text-align="start" fo:text-indent="0cm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105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'Palatino Linotype'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color="#ffffff" style:text-line-through-style="none" fo:font-family="'Palatino Linotype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ffffff" style:text-line-through-style="none" fo:font-family="'Palatino Linotyp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Palatino Linotyp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5" style:family="text">
      <style:text-properties fo:color="#ffffff" style:text-line-through-style="none" fo:font-family="'Palatino Linotyp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6" style:family="text">
      <style:text-properties fo:color="#ffffff" style:text-line-through-style="none" fo:font-family="'Palatino Linotype'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MT7" style:family="text">
      <style:text-properties fo:color="#ffffff" style:text-line-through-style="none" fo:font-family="'Palatino Linotype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fo:font-family="'Palatino Linotype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9" style:family="text">
      <style:text-properties fo:color="#ffffff" style:text-line-through-style="none" fo:font-family="'Palatino Linotype'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">
        <style:list-level-properties text:space-before="0.052cm" text:min-label-width="0.71cm"/>
        <style:text-properties fo:font-family="Wingdings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">
        <style:list-level-properties text:space-before="0.052cm" text:min-label-width="0.71cm"/>
        <style:text-properties fo:font-family="Wingdings" style:use-window-font-color="true" fo:font-size="60%"/>
      </text:list-level-style-bullet>
      <text:list-level-style-bullet text:level="2" text:bullet-char="">
        <style:list-level-properties text:space-before="1.068cm" text:min-label-width="0.71cm"/>
        <style:text-properties fo:font-family="Wingdings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">
        <style:list-level-properties text:space-before="0.052cm" text:min-label-width="0.71cm"/>
        <style:text-properties fo:font-family="Wingdings" style:use-window-font-color="true" fo:font-size="60%"/>
      </text:list-level-style-bullet>
      <text:list-level-style-bullet text:level="2" text:bullet-char="">
        <style:list-level-properties text:space-before="1.068cm" text:min-label-width="0.71cm"/>
        <style:text-properties fo:font-family="Wingdings" style:use-window-font-color="true" fo:font-size="60%"/>
      </text:list-level-style-bullet>
      <text:list-level-style-bullet text:level="3" text:bullet-char="">
        <style:list-level-properties text:space-before="2.084cm" text:min-label-width="0.71cm"/>
        <style:text-properties fo:font-family="Wingdings" style:use-window-font-color="true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">
        <style:list-level-properties text:space-before="0.052cm" text:min-label-width="0.71cm"/>
        <style:text-properties fo:font-family="Wingdings" style:use-window-font-color="true" fo:font-size="60%"/>
      </text:list-level-style-bullet>
      <text:list-level-style-bullet text:level="2" text:bullet-char="">
        <style:list-level-properties text:space-before="1.068cm" text:min-label-width="0.71cm"/>
        <style:text-properties fo:font-family="Wingdings" style:use-window-font-color="true" fo:font-size="60%"/>
      </text:list-level-style-bullet>
      <text:list-level-style-bullet text:level="3" text:bullet-char="">
        <style:list-level-properties text:space-before="2.084cm" text:min-label-width="0.71cm"/>
        <style:text-properties fo:font-family="Wingdings" style:use-window-font-color="true" fo:font-size="60%"/>
      </text:list-level-style-bullet>
      <text:list-level-style-bullet text:level="4" text:bullet-char="">
        <style:list-level-properties text:space-before="3.1cm" text:min-label-width="0.71cm"/>
        <style:text-properties fo:font-family="Wingdings" style:use-window-font-color="true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">
        <style:list-level-properties text:space-before="0.052cm" text:min-label-width="0.71cm"/>
        <style:text-properties fo:font-family="Wingdings" style:use-window-font-color="true" fo:font-size="60%"/>
      </text:list-level-style-bullet>
      <text:list-level-style-bullet text:level="2" text:bullet-char="">
        <style:list-level-properties text:space-before="1.068cm" text:min-label-width="0.71cm"/>
        <style:text-properties fo:font-family="Wingdings" style:use-window-font-color="true" fo:font-size="60%"/>
      </text:list-level-style-bullet>
      <text:list-level-style-bullet text:level="3" text:bullet-char="">
        <style:list-level-properties text:space-before="2.084cm" text:min-label-width="0.71cm"/>
        <style:text-properties fo:font-family="Wingdings" style:use-window-font-color="true" fo:font-size="60%"/>
      </text:list-level-style-bullet>
      <text:list-level-style-bullet text:level="4" text:bullet-char="">
        <style:list-level-properties text:space-before="3.1cm" text:min-label-width="0.71cm"/>
        <style:text-properties fo:font-family="Wingdings" style:use-window-font-color="true" fo:font-size="60%"/>
      </text:list-level-style-bullet>
      <text:list-level-style-bullet text:level="5" text:bullet-char="">
        <style:list-level-properties text:space-before="3.862cm" text:min-label-width="0.71cm"/>
        <style:text-properties fo:font-family="Wingdings" style:use-window-font-color="true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custom-shape draw:name="Rectangle 6" draw:style-name="Mgr3" draw:text-style-name="MP3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Oval 7" draw:style-name="Mgr4" draw:text-style-name="MP3" draw:layer="backgroundobjects" svg:width="20.112cm" svg:height="15.852cm" draw:transform="skewX (9.34677514849882E-017) rotate (0.545589924173324) translate (1.161cm 9.254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8" draw:style-name="Mgr5" draw:text-style-name="MP3" draw:layer="backgroundobjects" svg:width="15.384cm" svg:height="12.445cm" draw:transform="rotate (1.14703038441046) translate (-1.905cm 13.914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9" draw:style-name="Mgr4" draw:text-style-name="MP3" draw:layer="backgroundobjects" svg:width="17.997cm" svg:height="13.207cm" draw:transform="skewX (6.26843035467147E-017) rotate (0.545589924173324) translate (6.985cm 5.954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TextBox 7" draw:style-name="Mgr6" draw:text-style-name="MP3" draw:layer="backgroundobjects" svg:width="1.269cm" svg:height="2.844cm" svg:x="5.08cm" svg:y="8.791cm">
        <text:p text:style-name="MP4"><text:span text:style-name="MT1">{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0.954cm" svg:height="5.979cm" svg:x="2.159cm" svg:y="3.387cm" presentation:class="title" presentation:user-transformed="true">
        <draw:text-box>
          <text:p text:style-name="MP5"><text:span text:style-name="MT2">Cliquez pour éditer le format du texte-titreModifiez le style du titre</text:span></text:p>
        </draw:text-box>
      </draw:frame>
      <draw:frame draw:name="Date Placeholder 14" presentation:style-name="Mpr2" draw:text-style-name="MP7" draw:layer="backgroundobjects" svg:width="5.926cm" svg:height="1.013cm" svg:x="17.145cm" svg:y="17.096cm" presentation:class="date-time" presentation:user-transformed="true">
        <draw:text-box>
          <text:p text:style-name="MP6"><text:span text:style-name="MT3"><text:date style:data-style-name="D1" text:date-value="2020-01-03">03/01/2020</text:date></text:span></text:p>
        </draw:text-box>
      </draw:frame>
      <draw:frame draw:name="Slide Number Placeholder 15" presentation:style-name="Mpr2" draw:text-style-name="MP8" draw:layer="backgroundobjects" svg:width="5.926cm" svg:height="0.846cm" svg:x="2.286cm" svg:y="16.22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draw:name="Footer Placeholder 16" presentation:style-name="Mpr2" draw:text-style-name="MP9" draw:layer="backgroundobjects" svg:width="12.699cm" svg:height="1.013cm" svg:x="2.286cm" svg:y="17.096cm" presentation:class="footer" presentation:user-transformed="true">
        <draw:text-box>
          <text:p/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6" draw:style-name="Mgr3" draw:text-style-name="MP3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Oval 7" draw:style-name="Mgr4" draw:text-style-name="MP3" draw:layer="backgroundobjects" svg:width="20.112cm" svg:height="15.852cm" draw:transform="skewX (9.34677514849882E-017) rotate (0.545589924173324) translate (1.161cm 9.254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8" draw:style-name="Mgr5" draw:text-style-name="MP3" draw:layer="backgroundobjects" svg:width="15.384cm" svg:height="12.445cm" draw:transform="rotate (1.14703038441046) translate (-1.905cm 13.914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9" draw:style-name="Mgr4" draw:text-style-name="MP3" draw:layer="backgroundobjects" svg:width="17.997cm" svg:height="13.207cm" draw:transform="skewX (6.26843035467147E-017) rotate (0.545589924173324) translate (6.985cm 5.954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Content Placeholder 2" presentation:style-name="Mpr5" draw:text-style-name="MP3" draw:layer="backgroundobjects" svg:width="16.932cm" svg:height="10.159cm" svg:x="5.927cm" svg:y="1.905cm" presentation:class="outline" presentation:user-transformed="true">
        <draw:text-box>
          <text:list text:style-name="ML4">
            <text:list-item>
              <text:p text:style-name="MP10"><text:span text:style-name="MT4">Cliquez pour éditer le format du plan de texte</text:span></text:p>
              <text:list>
                <text:list-item>
                  <text:p text:style-name="MP10"><text:span text:style-name="MT4">Second niveau de plan</text:span></text:p>
                  <text:list>
                    <text:list-item>
                      <text:p text:style-name="MP10"><text:span text:style-name="MT4">Troisième niveau de plan</text:span></text:p>
                      <text:list>
                        <text:list-item>
                          <text:p text:style-name="MP10"><text:span text:style-name="MT4">Quatrième niveau de plan</text:span></text:p>
                          <text:list>
                            <text:list-item>
                              <text:p text:style-name="MP10"><text:span text:style-name="MT4">Cinquième niveau de plan</text:span></text:p>
                              <text:list>
                                <text:list-item>
                                  <text:p text:style-name="MP10"><text:span text:style-name="MT4">Sixième niveau de plan</text:span></text:p>
                                  <text:list>
                                    <text:list-item>
                                      <text:p text:style-name="MP10"><text:span text:style-name="MT4">Septième niveau de plan</text:span></text:p>
                                      <text:list>
                                        <text:list-item>
                                          <text:p text:style-name="MP10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uvième niveau de plan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2" presentation:style-name="Mpr6" draw:text-style-name="MP3" draw:layer="backgroundobjects" svg:width="20.954cm" svg:height="2.539cm" svg:x="2.159cm" svg:y="13.547cm" presentation:class="title" presentation:user-transformed="true">
        <draw:text-box>
          <text:p text:style-name="MP5"><text:span text:style-name="MT9">Cliquez pour éditer le format du texte-titreModifiez le style du titre</text:span></text:p>
        </draw:text-box>
      </draw:frame>
      <draw:frame draw:name="Date Placeholder 13" presentation:style-name="Mpr7" draw:text-style-name="MP7" draw:layer="backgroundobjects" svg:width="5.926cm" svg:height="1.013cm" svg:x="17.145cm" svg:y="17.096cm" presentation:class="date-time" presentation:user-transformed="true">
        <draw:text-box>
          <text:p text:style-name="MP6"><text:span text:style-name="MT3"><text:date style:data-style-name="D1" text:date-value="2020-01-03">03/01/2020</text:date></text:span></text:p>
        </draw:text-box>
      </draw:frame>
      <draw:frame draw:name="Slide Number Placeholder 14" presentation:style-name="Mpr7" draw:text-style-name="MP8" draw:layer="backgroundobjects" svg:width="5.926cm" svg:height="0.846cm" svg:x="2.286cm" svg:y="16.22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draw:name="Footer Placeholder 15" presentation:style-name="Mpr7" draw:text-style-name="MP9" draw:layer="backgroundobjects" svg:width="12.699cm" svg:height="1.013cm" svg:x="2.286cm" svg:y="17.096cm" presentation:class="footer" presentation:user-transformed="true">
        <draw:text-box>
          <text:p/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1-03T23:27:44.57</dc:date>
    <meta:document-statistic meta:object-count="67"/>
    <meta:generator>OpenOffice/4.1.6$Win32 OpenOffice.org_project/416m1$Build-9790</meta:generator>
  </office:meta>
</office:document-meta>
</file>